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0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 fo:language="en" fo:country="GB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 fo:language="en" fo:country="GB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ListParagraph" style:family="paragraph"/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 fo:language="en" fo:country="GB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ListParagraph" style:family="paragraph"/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 fo:language="en" fo:country="GB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ListParagraph" style:family="paragraph"/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 fo:language="en" fo:country="GB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 fo:language="en" fo:country="GB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ListParagraph" style:family="paragraph"/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P29" style:parent-style-name="ListParagraph" style:family="paragraph">
      <style:text-properties fo:font-size="14pt" style:font-size-asian="14pt" style:font-size-complex="14pt"/>
    </style:style>
    <style:style style:name="P30" style:parent-style-name="ListParagraph" style:family="paragraph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 fo:language="en" fo:country="GB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 fo:language="en" fo:country="GB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 fo:language="en" fo:country="GB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 fo:language="en" fo:country="GB"/>
    </style:style>
    <style:style style:name="T39" style:parent-style-name="DefaultParagraphFont" style:family="text">
      <style:text-properties fo:font-size="14pt" style:font-size-asian="14pt" style:font-size-complex="14pt" fo:language="en" fo:country="GB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 fo:language="en" fo:country="GB"/>
    </style:style>
    <style:style style:name="P42" style:parent-style-name="ListParagraph" style:family="paragraph">
      <style:text-properties fo:font-size="14pt" style:font-size-asian="14pt" style:font-size-complex="14pt" fo:language="en" fo:country="GB"/>
    </style:style>
    <style:style style:name="P43" style:parent-style-name="ListParagraph" style:family="paragraph"/>
    <style:style style:name="T44" style:parent-style-name="DefaultParagraphFont" style:family="text">
      <style:text-properties fo:font-size="14pt" style:font-size-asian="14pt" style:font-size-complex="14pt"/>
    </style:style>
    <style:style style:name="P45" style:parent-style-name="ListParagraph" style:family="paragraph">
      <style:text-properties fo:font-size="14pt" style:font-size-asian="14pt" style:font-size-complex="14pt"/>
    </style:style>
    <style:style style:name="P46" style:parent-style-name="ListParagraph" style:family="paragraph">
      <style:text-properties fo:font-size="14pt" style:font-size-asian="14pt" style:font-size-complex="14pt"/>
    </style:style>
    <style:style style:name="P47" style:parent-style-name="ListParagraph" style:family="paragraph">
      <style:text-properties fo:font-size="14pt" style:font-size-asian="14pt" style:font-size-complex="14pt"/>
    </style:style>
    <style:style style:name="P48" style:parent-style-name="ListParagraph" style:family="paragraph">
      <style:text-properties fo:font-size="14pt" style:font-size-asian="14pt" style:font-size-complex="14pt"/>
    </style:style>
    <style:style style:name="P49" style:parent-style-name="ListParagraph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Several trucks form an automated convoy with the lead truck sending out acceleration, braking and steering signals so the trucks can react accordingly. The communication</text:span><text:span text:style-name="T3">s</text:span><text:span text:style-name="T4"><text:s/>between the trucks happen through V2V wireless<text:s/></text:span><text:span text:style-name="T5">technology.</text:span></text:p>
      <text:p text:style-name="Normal"><text:span text:style-name="T6">Each truck needs to use<text:s/></text:span><text:span text:style-name="T7">t</text:span><text:span text:style-name="T8">he sensing technologies, such as sensors, Radar, Lidar, laser scanner to control and monitor general state of each truck and GPS to localize position of the trucks.</text:span></text:p>
      <text:p text:style-name="P9"/>
      <text:p text:style-name="P10">1. How can the distance to the precedence truck be guaranteed? It is guaranteed by the following actions,<text:s/></text:p>
      <text:list text:style-name="LFO1" text:continue-numbering="true">
        <text:list-item>
          <text:p text:style-name="P11"><text:span text:style-name="T12">Applying Desired Acceleration<text:s/></text:span><text:span text:style-name="T13">through</text:span><text:span text:style-name="T14"><text:s/>Wireless communication &amp; Radar</text:span></text:p>
        </text:list-item>
        <text:list-item>
          <text:p text:style-name="P15"><text:span text:style-name="T16">Maintaining Relative velocity<text:s/></text:span><text:span text:style-name="T17">through</text:span><text:span text:style-name="T18"><text:s/>Radar &amp; Wireless communication<text:s/></text:span></text:p>
        </text:list-item>
        <text:list-item>
          <text:p text:style-name="P19"><text:span text:style-name="T20">Maintaining &amp; Calculating Distance<text:s/></text:span><text:span text:style-name="T21">through<text:s/></text:span><text:span text:style-name="T22">Radar &amp; Camera</text:span></text:p>
        </text:list-item>
      </text:list>
      <text:p text:style-name="P23"/>
      <text:p text:style-name="P24"><text:s/>2.<text:s/>What happen in cases of a e.g., communication failure -&gt; is your system robust / still stable?</text:p>
      <text:p text:style-name="P25"><text:s/>In our design the robustness of the system is ensured for two types of failures,<text:s/></text:p>
      <text:list text:style-name="LFO2" text:continue-numbering="true">
        <text:list-item>
          <text:p text:style-name="P26"><text:span text:style-name="T27">Wireless communication failure - Loss of desired acceleration from the leading</text:span><text:span text:style-name="T28"><text:s/>truck.</text:span></text:p>
        </text:list-item>
      </text:list>
      <text:p text:style-name="P29"><text:s/>• Since it is a major failure, it will impact platooning highly.</text:p>
      <text:p text:style-name="P30"><text:s/>• without the wireless communication the platooning will not be continued.<text:s/></text:p>
      <text:p text:style-name="ListParagraph"><text:span text:style-name="T31">•<text:s/></text:span><text:span text:style-name="T32">If t</text:span><text:span text:style-name="T33">he communication lost</text:span><text:span text:style-name="T34"><text:s/>happens for a following truck,</text:span><text:span text:style-name="T35"><text:s/></text:span><text:span text:style-name="T36">it will not be able to continue<text:s/></text:span><text:span text:style-name="T37">platooning.<text:s/></text:span><text:span text:style-name="T38">In</text:span><text:span text:style-name="T39"><text:s/>respect of the lead truck, the whole platoon will stop.</text:span></text:p>
      <text:p text:style-name="ListParagraph"><text:span text:style-name="T40">• By applying gradual braking and with proper signalling, the truck will be stopped in the same lane</text:span><text:span text:style-name="T41">.</text:span></text:p>
      <text:p text:style-name="P42"/>
      <text:list text:style-name="LFO2" text:continue-numbering="true">
        <text:list-item>
          <text:p text:style-name="P43"><text:span text:style-name="T44"><text:s/>Radar failure – Loss of Distance &amp; relative velocity data between the trucks.<text:s/></text:span></text:p>
        </text:list-item>
      </text:list>
      <text:p text:style-name="P45">• It is a<text:s/>minor failure, when compared with the loss of wireless communication.</text:p>
      <text:p text:style-name="P46"><text:s/>• The loss of distance &amp; relative velocity data can be retrieved from cameras and wireless communication respectively.<text:s/></text:p>
      <text:soft-page-break/>
      <text:p text:style-name="P47">• Even with the loss of radar failure, the platooning will continue its work with the help of wireless communication &amp; cameras.</text:p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D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D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0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hnoosh hashemi</meta:initial-creator>
    <dc:creator>behnoosh hashemi</dc:creator>
    <meta:creation-date>2022-11-08T11:38:00Z</meta:creation-date>
    <dc:date>2022-11-08T13:24:00Z</dc:date>
    <meta:template xlink:href="Normal" xlink:type="simple"/>
    <meta:editing-cycles>7</meta:editing-cycles>
    <meta:editing-duration>PT1740S</meta:editing-duration>
    <meta:document-statistic meta:page-count="2" meta:paragraph-count="3" meta:word-count="270" meta:character-count="1810" meta:row-count="12" meta:non-whitespace-character-count="1543"/>
  </office:meta>
</office:document-meta>
</file>